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3T20:36:07.70</dc:date>
    <dc:creator>James  Lombardi</dc:creator>
    <meta:editing-duration>PT17M13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5" meta:paragraph-count="108" meta:word-count="1299" meta:character-count="6435"/>
  </office:meta>
</office:document-meta>
</file>